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4.069cm" fo:min-width="3.289cm"/>
    </style:style>
    <style:style style:name="gr3" style:family="graphic" style:parent-style-name="standard">
      <style:graphic-properties draw:textarea-horizontal-align="justify" draw:textarea-vertical-align="middle" draw:auto-grow-height="false" fo:min-height="1.162cm" fo:min-width="3.734cm"/>
    </style:style>
    <style:style style:name="gr4" style:family="graphic" style:parent-style-name="standard">
      <style:graphic-properties draw:textarea-horizontal-align="justify" draw:textarea-vertical-align="middle" draw:auto-grow-height="false" fo:min-height="1.356cm" fo:min-width="6.313cm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6.231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2.93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textarea-horizontal-align="justify" draw:textarea-vertical-align="middle" draw:auto-grow-height="false" fo:min-height="1.148cm" fo:min-width="2.676cm"/>
    </style:style>
    <style:style style:name="gr12" style:family="graphic" style:parent-style-name="standard">
      <style:graphic-properties draw:textarea-horizontal-align="justify" draw:textarea-vertical-align="middle" draw:auto-grow-height="false" fo:min-height="0.553cm" fo:min-width="3.478cm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5.85cm"/>
    </style:style>
    <style:style style:name="gr14" style:family="graphic" style:parent-style-name="standard">
      <style:graphic-properties draw:textarea-horizontal-align="justify" draw:textarea-vertical-align="middle" draw:auto-grow-height="false" fo:min-height="1.148cm" fo:min-width="1.738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92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18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19" style:family="graphic" style:parent-style-name="standard">
      <style:graphic-properties draw:textarea-horizontal-align="justify" draw:textarea-vertical-align="middle" draw:auto-grow-height="false" fo:min-height="1.084cm" fo:min-width="1.088cm"/>
    </style:style>
    <style:style style:name="gr20" style:family="graphic" style:parent-style-name="standard">
      <style:graphic-properties draw:textarea-horizontal-align="justify" draw:textarea-vertical-align="middle" draw:auto-grow-height="false" fo:min-height="1.084cm" fo:min-width="1.024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1.151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24" style:family="graphic" style:parent-style-name="standard">
      <style:graphic-properties draw:textarea-horizontal-align="justify" draw:textarea-vertical-align="middle" draw:auto-grow-height="false" fo:min-height="1.084cm" fo:min-width="1.215cm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2.294cm"/>
    </style:style>
    <style:style style:name="gr27" style:family="graphic" style:parent-style-name="standard">
      <style:graphic-properties draw:textarea-horizontal-align="justify" draw:textarea-vertical-align="middle" draw:auto-grow-height="false" fo:min-height="2.157cm" fo:min-width="4.066cm"/>
    </style:style>
    <style:style style:name="gr28" style:family="graphic" style:parent-style-name="standard">
      <style:graphic-properties draw:textarea-horizontal-align="justify" draw:textarea-vertical-align="middle" draw:auto-grow-height="false" fo:min-height="3.815cm" fo:min-width="3.677cm"/>
    </style:style>
    <style:style style:name="gr29" style:family="graphic" style:parent-style-name="standard">
      <style:graphic-properties draw:textarea-horizontal-align="justify" draw:textarea-vertical-align="middle" draw:auto-grow-height="false" fo:min-height="0.417cm" fo:min-width="2.167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0.834cm"/>
    </style:style>
    <style:style style:name="gr31" style:family="graphic" style:parent-style-name="standard">
      <style:graphic-properties draw:textarea-horizontal-align="justify" draw:textarea-vertical-align="middle" draw:auto-grow-height="false" fo:min-height="0.385cm" fo:min-width="1.913cm"/>
    </style:style>
    <style:style style:name="gr32" style:family="graphic" style:parent-style-name="standard">
      <style:graphic-properties draw:textarea-horizontal-align="justify" draw:textarea-vertical-align="middle" draw:auto-grow-height="false" fo:min-height="0.83cm" fo:min-width="0.707cm"/>
    </style:style>
    <style:style style:name="gr33" style:family="graphic" style:parent-style-name="standard">
      <style:graphic-properties draw:textarea-horizontal-align="justify" draw:textarea-vertical-align="middle" draw:auto-grow-height="false" fo:min-height="0.544cm" fo:min-width="7.882cm"/>
    </style:style>
    <style:style style:name="gr34" style:family="graphic" style:parent-style-name="standard">
      <style:graphic-properties draw:textarea-horizontal-align="justify" draw:textarea-vertical-align="middle" draw:auto-grow-height="false" fo:min-height="1.985cm" fo:min-width="3.97cm"/>
    </style:style>
    <style:style style:name="gr35" style:family="graphic" style:parent-style-name="standard">
      <style:graphic-properties draw:textarea-horizontal-align="justify" draw:textarea-vertical-align="middle" draw:auto-grow-height="false" fo:min-height="3.433cm" fo:min-width="4.455cm"/>
    </style:style>
    <style:style style:name="gr36" style:family="graphic" style:parent-style-name="standard">
      <style:graphic-properties draw:textarea-horizontal-align="justify" draw:textarea-vertical-align="middle" draw:auto-grow-height="false" fo:min-height="2.102cm" fo:min-width="5.85cm"/>
    </style:style>
    <style:style style:name="gr37" style:family="graphic" style:parent-style-name="standard">
      <style:graphic-properties draw:textarea-horizontal-align="justify" draw:textarea-vertical-align="middle" draw:auto-grow-height="false" fo:min-height="0.926cm" fo:min-width="5.616cm"/>
    </style:style>
    <style:style style:name="gr38" style:family="graphic" style:parent-style-name="standard">
      <style:graphic-properties draw:textarea-horizontal-align="justify" draw:textarea-vertical-align="middle" draw:auto-grow-height="false" fo:min-height="0.767cm" fo:min-width="2.608cm"/>
    </style:style>
    <style:style style:name="gr39" style:family="graphic" style:parent-style-name="standard">
      <style:graphic-properties draw:textarea-horizontal-align="justify" draw:textarea-vertical-align="middle" draw:auto-grow-height="false" fo:min-height="0.639cm" fo:min-width="2.608cm"/>
    </style:style>
    <style:style style:name="gr40" style:family="graphic" style:parent-style-name="standard">
      <style:graphic-properties draw:textarea-horizontal-align="justify" draw:textarea-vertical-align="middle" draw:auto-grow-height="false" fo:min-height="0.513cm" fo:min-width="2.608cm"/>
    </style:style>
    <style:style style:name="gr41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43" style:family="graphic" style:parent-style-name="standard">
      <style:graphic-properties draw:textarea-horizontal-align="justify" draw:textarea-vertical-align="middle" draw:auto-grow-height="false" fo:min-height="0.639cm" fo:min-width="3.437cm"/>
    </style:style>
    <style:style style:name="gr44" style:family="graphic" style:parent-style-name="standard">
      <style:graphic-properties draw:stroke="none" svg:stroke-color="#000000" draw:fill="none" draw:fill-color="#ffffff" fo:min-height="0.258cm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5.342cm"/>
    </style:style>
    <style:style style:name="gr46" style:family="graphic" style:parent-style-name="standard">
      <style:graphic-properties draw:textarea-horizontal-align="justify" draw:textarea-vertical-align="middle" draw:auto-grow-height="false" fo:min-height="0.766cm" fo:min-width="5.342cm"/>
    </style:style>
    <style:style style:name="gr47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48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49" style:family="graphic" style:parent-style-name="standard">
      <style:graphic-properties draw:textarea-horizontal-align="justify" draw:textarea-vertical-align="middle" draw:auto-grow-height="false" fo:min-height="0.639cm" fo:min-width="5.088cm"/>
    </style:style>
    <style:style style:name="gr50" style:family="graphic" style:parent-style-name="standard">
      <style:graphic-properties draw:textarea-horizontal-align="justify" draw:textarea-vertical-align="middle" draw:auto-grow-height="false" fo:min-height="0.893cm" fo:min-width="2.04cm"/>
    </style:style>
    <style:style style:name="gr51" style:family="graphic" style:parent-style-name="standard">
      <style:graphic-properties draw:textarea-horizontal-align="justify" draw:textarea-vertical-align="middle" draw:auto-grow-height="false" fo:min-height="0.83cm" fo:min-width="2.104cm"/>
    </style:style>
    <style:style style:name="gr52" style:family="graphic" style:parent-style-name="standard">
      <style:graphic-properties draw:textarea-horizontal-align="justify" draw:textarea-vertical-align="middle" draw:auto-grow-height="false" fo:min-height="1.02cm" fo:min-width="2.675cm"/>
    </style:style>
    <style:style style:name="gr53" style:family="graphic" style:parent-style-name="standard">
      <style:graphic-properties draw:textarea-horizontal-align="justify" draw:textarea-vertical-align="middle" draw:auto-grow-height="false" fo:min-height="0.258cm" fo:min-width="2.167cm"/>
    </style:style>
    <style:style style:name="gr54" style:family="graphic" style:parent-style-name="standard">
      <style:graphic-properties draw:stroke="none" svg:stroke-color="#000000" draw:fill="none" draw:fill-color="#ffffff" fo:min-height="0.865cm"/>
    </style:style>
    <style:style style:name="gr55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56" style:family="graphic" style:parent-style-name="standard">
      <style:graphic-properties draw:stroke="none" svg:stroke-color="#000000" draw:fill="none" draw:fill-color="#ffffff" fo:min-height="0.512cm"/>
    </style:style>
    <style:style style:name="gr57" style:family="graphic" style:parent-style-name="standard">
      <style:graphic-properties draw:textarea-horizontal-align="justify" draw:textarea-vertical-align="middle" draw:auto-grow-height="false" fo:min-height="1.469cm" fo:min-width="3.1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8pt" style:font-size-asian="18pt" style:font-size-complex="18pt"/>
    </style:style>
    <style:style style:name="P9" style:family="paragraph">
      <style:paragraph-properties fo:text-align="center"/>
      <style:text-properties fo:font-size="9pt" style:font-size-asian="18pt" style:font-size-complex="18pt"/>
    </style:style>
    <style:style style:name="P10" style:family="paragraph">
      <style:paragraph-properties fo:text-align="center"/>
      <style:text-properties fo:font-size="9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text-align="center"/>
      <style:text-properties fo:font-size="13pt" style:font-size-asian="18pt" style:font-size-complex="18pt"/>
    </style:style>
    <style:style style:name="P13" style:family="paragraph">
      <style:text-properties fo:font-size="11pt" style:font-size-asian="18pt" style:font-size-complex="18pt"/>
    </style:style>
    <style:style style:name="P14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style:font-name="Linux Libertine Display G" fo:font-size="12pt" style:font-size-asian="18pt" style:font-size-complex="18pt"/>
    </style:style>
    <style:style style:name="T8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652cm" svg:y1="3.286cm" svg:x2="10.715cm" svg:y2="4.81cm" draw:start-shape="id1" draw:start-glue-point="2" draw:end-shape="id2" svg:d="M10652 3286l63 1524" svg:viewBox="0 0 64 1525">
          <text:p/>
        </draw:connector>
        <draw:custom-shape draw:style-name="gr2" draw:text-style-name="P2" xml:id="id2" draw:id="id2" draw:layer="layout" svg:width="4.953cm" svg:height="4.318cm" svg:x="8.239cm" svg:y="4.81cm">
          <text:p text:style-name="P2">Def Self.setup</text:p>
          <text:p text:style-name="P2">Append with value:</text:p>
          <text:p text:style-name="P2">CurrentCost 999</text:p>
          <text:p text:style-name="P2">Route “”</text:p>
          <text:p text:style-name="P2">Finalcost 999</text:p>
          <text:p text:style-name="P2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1" draw:id="id1" draw:layer="layout" svg:width="4.572cm" svg:height="1.524cm" svg:x="8.366cm" svg:y="1.762cm">
          <text:p text:style-name="P2">Start-Object</text:p>
          <text:p text:style-name="P2">dijkst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draw:custom-shape draw:style-name="gr4" draw:text-style-name="P2" xml:id="id3" draw:id="id3" draw:layer="layout" svg:width="6.985cm" svg:height="1.778cm" svg:x="7.907cm" svg:y="2.017cm">
          <text:p text:style-name="P2">Def getweight(self, v, x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6.731cm" svg:height="1.651cm" svg:x="8.034cm" svg:y="4.049cm">
          <text:p text:style-name="P2">i = self.edgese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399cm" svg:y1="3.795cm" svg:x2="11.399cm" svg:y2="4.049cm" draw:start-shape="id3" draw:end-shape="id4" svg:d="M11399 3795v254" svg:viewBox="0 0 1 255">
          <text:p/>
        </draw:connector>
        <draw:connector draw:style-name="gr1" draw:text-style-name="P1" draw:layer="layout" draw:type="line" svg:x1="11.399cm" svg:y1="5.7cm" svg:x2="11.463cm" svg:y2="6.335cm" draw:start-shape="id4" draw:end-shape="id5" svg:d="M11399 5700l64 635" svg:viewBox="0 0 65 636">
          <text:p/>
        </draw:connector>
        <draw:custom-shape draw:style-name="gr6" draw:text-style-name="P2" xml:id="id6" draw:id="id6" draw:layer="layout" svg:width="4.572cm" svg:height="1.651cm" svg:x="13.638cm" svg:y="9.399cm">
          <text:p text:style-name="P2">index= index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5.924cm" svg:y1="9.399cm" svg:x2="14.892cm" svg:y2="7.796cm" draw:start-shape="id6" draw:start-glue-point="4" draw:end-shape="id5" draw:end-glue-point="7" svg:d="M15924 9399v-1603h-1032" svg:viewBox="0 0 1033 1604">
          <text:p/>
        </draw:connector>
        <draw:connector draw:style-name="gr1" draw:text-style-name="P1" draw:layer="layout" svg:x1="11.463cm" svg:y1="9.256cm" svg:x2="11.463cm" svg:y2="11.288cm" draw:start-shape="id5" draw:start-glue-point="6" draw:end-shape="id7" draw:end-glue-point="4" svg:d="M11463 9256v2032" svg:viewBox="0 0 1 2033">
          <text:p/>
        </draw:connector>
        <draw:g>
          <draw:custom-shape draw:style-name="gr7" draw:text-style-name="P2" xml:id="id5" draw:id="id5" draw:layer="layout" svg:width="6.858cm" svg:height="2.921cm" svg:x="8.034cm" svg:y="6.335cm">
            <text:p text:style-name="P2">0 &lt; index of i &lt; len(self.nodes)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8" draw:text-style-name="P4" draw:layer="layout" svg:width="2.159cm" svg:height="0.725cm" svg:x="9.304cm" svg:y="9.166cm">
            <draw:text-box>
              <text:p text:style-name="P3"><text:span text:style-name="T1">True</text:span></text:p>
            </draw:text-box>
          </draw:frame>
        </draw:g>
        <draw:custom-shape draw:style-name="gr9" draw:text-style-name="P2" xml:id="id8" draw:id="id8" draw:layer="layout" svg:width="5.588cm" svg:height="1.524cm" svg:x="8.669cm" svg:y="14.844cm">
          <text:p text:style-name="P2">Return int of i[2]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4" draw:layer="layout" svg:width="2.286cm" svg:height="0.725cm" svg:x="9.939cm" svg:y="14.119cm">
          <draw:text-box>
            <text:p text:style-name="P3"><text:span text:style-name="T1">True</text:span></text:p>
          </draw:text-box>
        </draw:frame>
        <draw:custom-shape draw:style-name="gr11" draw:text-style-name="P2" xml:id="id7" draw:id="id7" draw:layer="layout" svg:width="6.35cm" svg:height="2.794cm" svg:x="8.288cm" svg:y="11.288cm">
          <text:p text:style-name="P2">i[0] == v and</text:p>
          <text:p text:style-name="P2">i[1] == x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10" draw:text-style-name="P4" draw:layer="layout" svg:width="1.651cm" svg:height="0.725cm" svg:x="13.257cm" svg:y="11.214cm">
          <draw:text-box>
            <text:p text:style-name="P3"><text:span text:style-name="T1">false</text:span></text:p>
          </draw:text-box>
        </draw:frame>
        <draw:connector draw:style-name="gr1" draw:text-style-name="P1" draw:layer="layout" svg:x1="14.638cm" svg:y1="12.685cm" svg:x2="15.924cm" svg:y2="11.05cm" draw:start-shape="id7" draw:start-glue-point="7" draw:end-shape="id6" draw:end-glue-point="6" svg:d="M14638 12685h1286v-1635" svg:viewBox="0 0 1287 1636">
          <text:p/>
        </draw:connector>
        <draw:connector draw:style-name="gr1" draw:text-style-name="P1" draw:layer="layout" svg:x1="11.463cm" svg:y1="14.082cm" svg:x2="11.463cm" svg:y2="14.844cm" draw:start-shape="id7" draw:start-glue-point="6" draw:end-shape="id8" draw:end-glue-point="4" svg:d="M11463 14082v762" svg:viewBox="0 0 1 763">
          <text:p/>
        </draw:connector>
      </draw:page>
      <draw:page draw:name="page3" draw:style-name="dp1" draw:master-page-name="Default">
        <draw:custom-shape draw:style-name="gr12" draw:text-style-name="P5" xml:id="id9" draw:id="id9" draw:layer="layout" svg:width="4.064cm" svg:height="0.889cm" svg:x="6.715cm" svg:y="2.651cm">
          <text:p text:style-name="P5"><text:span text:style-name="T1">Def dij(self, sour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10" draw:id="id10" draw:layer="layout" svg:width="6.35cm" svg:height="3.175cm" svg:x="5.572cm" svg:y="4.302cm">
          <text:p text:style-name="P2"><text:span text:style-name="T1">Init and format</text:span></text:p>
          <text:p text:style-name="P2"><text:span text:style-name="T1">list vars base on source input</text:span></text:p>
          <text:p text:style-name="P2"><text:span text:style-name="T1">finalcost[source] = 0</text:span></text:p>
          <text:p text:style-name="P2"><text:span text:style-name="T1">CurrentCost[source] = 0</text:span></text:p>
          <text:p text:style-name="P2"><text:span text:style-name="T1">knodes(source)</text:span></text:p>
          <text:p text:style-name="P2"><text:span text:style-name="T1">route[source] = chr(source+65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8.747cm" svg:y1="3.54cm" svg:x2="8.747cm" svg:y2="4.302cm" draw:start-shape="id9" draw:end-shape="id10" draw:end-glue-point="4" svg:d="M8747 3540v762" svg:viewBox="0 0 1 763">
          <text:p/>
        </draw:connector>
        <draw:custom-shape draw:style-name="gr14" draw:text-style-name="P5" xml:id="id11" draw:id="id11" draw:layer="layout" svg:width="4.476cm" svg:height="2.794cm" draw:transform="skewX (-0.0113446401379631) translate (6.525cm 8.366cm)">
          <text:p text:style-name="P5"><text:span text:style-name="T1">Self.NominCost</text:span></text:p>
          <text:p text:style-name="P5"><text:span text:style-name="T1">Has a val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8.747cm" svg:y1="7.477cm" svg:x2="8.763cm" svg:y2="8.366cm" draw:start-shape="id10" draw:start-glue-point="6" draw:end-shape="id11" draw:end-glue-point="4" svg:d="M8747 7477v445h16v444" svg:viewBox="0 0 17 890">
          <text:p/>
        </draw:connector>
        <draw:custom-shape draw:style-name="gr15" draw:text-style-name="P6" xml:id="id12" draw:id="id12" draw:layer="layout" svg:width="3.429cm" svg:height="0.889cm" svg:x="1.889cm" svg:y="9.255cm">
          <text:p text:style-name="P2"><text:span text:style-name="T2">Set AvaibleCosts</text:span></text:p>
          <text:p text:style-name="P2"><text:span text:style-name="T2">Empty 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6.541cm" svg:y1="9.763cm" svg:x2="5.318cm" svg:y2="9.699cm" draw:start-shape="id11" draw:start-glue-point="5" draw:end-shape="id12" draw:end-glue-point="7" svg:d="M6541 9763h-619v-64h-604" svg:viewBox="0 0 1224 65">
          <text:p text:style-name="P2">true</text:p>
        </draw:connector>
        <draw:custom-shape draw:style-name="gr17" draw:text-style-name="P6" xml:id="id13" draw:id="id13" draw:layer="layout" svg:width="3.302cm" svg:height="1.016cm" svg:x="1.889cm" svg:y="10.652cm">
          <text:p text:style-name="P2"><text:span text:style-name="T2">Set ph empty 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3.604cm" svg:y1="10.144cm" svg:x2="3.54cm" svg:y2="10.652cm" draw:start-shape="id12" draw:start-glue-point="6" draw:end-shape="id13" draw:end-glue-point="4" svg:d="M3604 10144v254h-64v254" svg:viewBox="0 0 65 509">
          <text:p/>
        </draw:connector>
        <draw:custom-shape draw:style-name="gr18" draw:text-style-name="P6" xml:id="id14" draw:id="id14" draw:layer="layout" svg:width="3.683cm" svg:height="1.143cm" svg:x="1.889cm" svg:y="12.176cm">
          <text:p text:style-name="P6"><text:span text:style-name="T2">r=list of self.edgeset for</text:span></text:p>
          <text:p text:style-name="P6"><text:span text:style-name="T2">a given nod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54cm" svg:y1="11.668cm" svg:x2="3.73cm" svg:y2="12.176cm" draw:start-shape="id13" draw:start-glue-point="6" draw:end-shape="id14" draw:end-glue-point="0" svg:d="M3540 11668v254h190v254" svg:viewBox="0 0 191 509">
          <text:p/>
        </draw:connector>
        <draw:custom-shape draw:style-name="gr19" draw:text-style-name="P6" xml:id="id15" draw:id="id15" draw:layer="layout" svg:width="3.175cm" svg:height="2.667cm" svg:x="2.143cm" svg:y="13.827cm">
          <text:p text:style-name="P6"><text:span text:style-name="T2">Current</text:span></text:p>
          <text:p text:style-name="P6"><text:span text:style-name="T2">Index of r &gt; number</text:span></text:p>
          <text:p text:style-name="P6"><text:span text:style-name="T2">of indexes in edge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3.73cm" svg:y1="13.319cm" svg:x2="3.731cm" svg:y2="13.827cm" draw:start-shape="id14" draw:start-glue-point="2" draw:end-shape="id15" draw:end-glue-point="4" svg:d="M3730 13319v253h1v255" svg:viewBox="0 0 2 509">
          <text:p/>
        </draw:connector>
        <draw:custom-shape draw:style-name="gr20" draw:text-style-name="P6" xml:id="id16" draw:id="id16" draw:layer="layout" svg:width="3.048cm" svg:height="2.667cm" svg:x="2.27cm" svg:y="17.637cm">
          <text:p text:style-name="P6"><text:span text:style-name="T2">r[0] exists in </text:span></text:p>
          <text:p text:style-name="P6"><text:span text:style-name="T2">Self.knodes</text:span></text:p>
          <text:p text:style-name="P6"><text:span text:style-name="T2">And r[1] doesn’t</text:span></text:p>
          <text:p text:style-name="P6"><text:span text:style-name="T2">exist in knod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3.731cm" svg:y1="16.494cm" svg:x2="3.794cm" svg:y2="17.637cm" draw:start-shape="id15" draw:start-glue-point="6" draw:end-shape="id16" draw:end-glue-point="4" svg:d="M3731 16494v571h63v572" svg:viewBox="0 0 64 1144">
          <text:p text:style-name="P2">True</text:p>
        </draw:connector>
        <draw:custom-shape draw:style-name="gr21" draw:text-style-name="P7" xml:id="id17" draw:id="id17" draw:layer="layout" svg:width="3.683cm" svg:height="0.889cm" svg:x="1.889cm" svg:y="21.447cm">
          <text:p text:style-name="P2"><text:span text:style-name="T3">Append ph list the</text:span></text:p>
          <text:p text:style-name="P2"><text:span text:style-name="T3">Value 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3.794cm" svg:y1="20.304cm" svg:x2="3.73cm" svg:y2="21.447cm" draw:start-shape="id16" draw:start-glue-point="6" draw:end-shape="id17" draw:end-glue-point="0" svg:d="M3794 20304v571h-64v572" svg:viewBox="0 0 65 1144">
          <text:p text:style-name="P2">true</text:p>
        </draw:connector>
        <draw:custom-shape draw:style-name="gr22" draw:text-style-name="P8" xml:id="id18" draw:id="id18" draw:layer="layout" svg:width="1.651cm" svg:height="0.508cm" svg:x="0.492cm" svg:y="16.367cm">
          <text:p text:style-name="P2"><text:span text:style-name="T4">Incrm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.889cm" svg:y1="21.891cm" svg:x2="1.318cm" svg:y2="16.875cm" draw:start-shape="id17" draw:start-glue-point="3" draw:end-shape="id18" draw:end-glue-point="6" svg:d="M1889 21891h-571v-5016" svg:viewBox="0 0 572 5017">
          <text:p/>
        </draw:connector>
        <draw:connector draw:style-name="gr16" draw:text-style-name="P1" draw:layer="layout" svg:x1="2.27cm" svg:y1="18.971cm" svg:x2="1.318cm" svg:y2="16.875cm" draw:start-shape="id16" draw:start-glue-point="5" draw:end-shape="id18" draw:end-glue-point="6" svg:d="M2270 18971h-952v-2096" svg:viewBox="0 0 953 2097">
          <text:p/>
        </draw:connector>
        <draw:connector draw:style-name="gr1" draw:text-style-name="P1" draw:layer="layout" svg:x1="1.318cm" svg:y1="16.367cm" svg:x2="2.143cm" svg:y2="15.161cm" draw:start-shape="id18" draw:start-glue-point="4" draw:end-shape="id15" draw:end-glue-point="5" svg:d="M1318 16367v-1206h825" svg:viewBox="0 0 826 1207">
          <text:p/>
        </draw:connector>
        <draw:custom-shape draw:style-name="gr23" draw:text-style-name="P7" xml:id="id19" draw:id="id19" draw:layer="layout" svg:width="2.54cm" svg:height="0.889cm" svg:x="6.588cm" svg:y="12.176cm">
          <text:p text:style-name="P7"><text:span text:style-name="T3">i=list of 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5.318cm" svg:y1="15.161cm" svg:x2="6.588cm" svg:y2="12.62cm" draw:start-shape="id15" draw:start-glue-point="7" draw:end-shape="id19" draw:end-glue-point="5" svg:d="M5318 15161h768v-2541h502" svg:viewBox="0 0 1271 2542">
          <text:p text:style-name="P2">false</text:p>
        </draw:connector>
        <draw:custom-shape draw:style-name="gr24" draw:text-style-name="P8" xml:id="id20" draw:id="id20" draw:layer="layout" svg:width="3.429cm" svg:height="2.667cm" svg:x="6.207cm" svg:y="14.335cm">
          <text:p text:style-name="P2"><text:span text:style-name="T4">Current index of I &gt;</text:span></text:p>
          <text:p text:style-name="P2"><text:span text:style-name="T4">number of indexes in p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7.858cm" svg:y1="13.065cm" svg:x2="7.922cm" svg:y2="14.335cm" draw:start-shape="id19" draw:start-glue-point="6" draw:end-shape="id20" draw:end-glue-point="4" svg:d="M7858 13065v635h64v635" svg:viewBox="0 0 65 1271">
          <text:p/>
        </draw:connector>
        <draw:custom-shape draw:style-name="gr25" draw:text-style-name="P7" xml:id="id21" draw:id="id21" draw:layer="layout" svg:width="3.048cm" svg:height="1.016cm" svg:x="6.461cm" svg:y="18.272cm">
          <text:p text:style-name="P2"><text:span text:style-name="T3">Append self.knodes</text:span></text:p>
          <text:p text:style-name="P2"><text:span text:style-name="T3">/w value i[1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7.922cm" svg:y1="17.002cm" svg:x2="7.985cm" svg:y2="18.272cm" draw:start-shape="id20" draw:start-glue-point="6" draw:end-shape="id21" draw:end-glue-point="4" svg:d="M7922 17002v635h63v635" svg:viewBox="0 0 64 1271">
          <text:p text:style-name="P2">true</text:p>
        </draw:connector>
        <draw:custom-shape draw:style-name="gr26" draw:text-style-name="P7" xml:id="id22" draw:id="id22" draw:layer="layout" svg:width="2.794cm" svg:height="0.508cm" svg:x="6.588cm" svg:y="19.796cm">
          <text:p text:style-name="P7"><text:span text:style-name="T3">Incrm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985cm" svg:y1="19.288cm" svg:x2="7.985cm" svg:y2="19.796cm" draw:start-shape="id21" draw:start-glue-point="6" draw:end-shape="id22" draw:end-glue-point="4" svg:d="M7985 19288v508" svg:viewBox="0 0 1 509">
          <text:p/>
        </draw:connector>
        <draw:connector draw:style-name="gr1" draw:text-style-name="P1" draw:layer="layout" svg:x1="6.588cm" svg:y1="20.05cm" svg:x2="6.207cm" svg:y2="15.669cm" draw:start-shape="id22" draw:start-glue-point="5" draw:end-shape="id20" draw:end-glue-point="5" svg:d="M6588 20050h-883v-4381h502" svg:viewBox="0 0 884 4382">
          <text:p/>
        </draw:connector>
        <draw:custom-shape draw:style-name="gr27" draw:text-style-name="P2" xml:id="id23" draw:id="id23" draw:layer="layout" svg:width="4.826cm" svg:height="2.667cm" svg:x="13.446cm" svg:y="8.493cm">
          <text:p text:style-name="P2">End; no re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1.018cm" svg:y1="9.763cm" svg:x2="13.446cm" svg:y2="9.826cm" draw:start-shape="id11" draw:start-glue-point="7" draw:end-shape="id23" draw:end-glue-point="3" svg:d="M11018 9763h1222v63h1206" svg:viewBox="0 0 2429 64">
          <text:p text:style-name="P2">false</text:p>
        </draw:connector>
        <draw:custom-shape draw:style-name="gr23" draw:text-style-name="P7" xml:id="id24" draw:id="id24" draw:layer="layout" svg:width="2.54cm" svg:height="0.889cm" svg:x="11.668cm" svg:y="12.176cm">
          <text:p text:style-name="P7"><text:span text:style-name="T3">i=list of</text:span></text:p>
          <text:p text:style-name="P7"><text:span text:style-name="T3">Self.NOminC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25" draw:id="id25" draw:layer="layout" svg:width="3.429cm" svg:height="2.667cm" svg:x="11.287cm" svg:y="14.335cm">
          <text:p text:style-name="P2"><text:span text:style-name="T4">Current index of I &gt;</text:span></text:p>
          <text:p text:style-name="P2"><text:span text:style-name="T4">number of indexes in</text:span></text:p>
          <text:p text:style-name="P2"><text:span text:style-name="T4">Self.NOminCo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2.938cm" svg:y1="13.065cm" svg:x2="13.002cm" svg:y2="14.335cm" draw:start-shape="id24" draw:start-glue-point="6" draw:end-shape="id25" draw:end-glue-point="4" svg:d="M12938 13065v635h64v635" svg:viewBox="0 0 65 1271">
          <text:p/>
        </draw:connector>
        <draw:custom-shape draw:style-name="gr25" draw:text-style-name="P7" xml:id="id26" draw:id="id26" draw:layer="layout" svg:width="3.048cm" svg:height="1.016cm" svg:x="11.541cm" svg:y="18.272cm">
          <text:p text:style-name="P2"><text:span text:style-name="T3">Append self.AvaiableCosts</text:span></text:p>
          <text:p text:style-name="P2"><text:span text:style-name="T3">/w value self.currentcCosts[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13.002cm" svg:y1="17.002cm" svg:x2="13.065cm" svg:y2="18.272cm" draw:start-shape="id25" draw:start-glue-point="6" draw:end-shape="id26" draw:end-glue-point="4" svg:d="M13002 17002v635h63v635" svg:viewBox="0 0 64 1271">
          <text:p text:style-name="P2">true</text:p>
        </draw:connector>
        <draw:custom-shape draw:style-name="gr26" draw:text-style-name="P7" xml:id="id27" draw:id="id27" draw:layer="layout" svg:width="2.794cm" svg:height="0.508cm" svg:x="11.668cm" svg:y="19.796cm">
          <text:p text:style-name="P7"><text:span text:style-name="T3">Incrm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3.065cm" svg:y1="19.288cm" svg:x2="13.065cm" svg:y2="19.796cm" draw:start-shape="id26" draw:start-glue-point="6" draw:end-shape="id27" draw:end-glue-point="4" svg:d="M13065 19288v508" svg:viewBox="0 0 1 509">
          <text:p/>
        </draw:connector>
        <draw:connector draw:style-name="gr1" draw:text-style-name="P1" draw:layer="layout" svg:x1="11.668cm" svg:y1="20.05cm" svg:x2="11.287cm" svg:y2="15.669cm" draw:start-shape="id27" draw:start-glue-point="5" draw:end-shape="id25" draw:end-glue-point="5" svg:d="M11668 20050h-883v-4381h502" svg:viewBox="0 0 884 4382">
          <text:p/>
        </draw:connector>
        <draw:connector draw:style-name="gr16" draw:text-style-name="P1" draw:layer="layout" svg:x1="9.636cm" svg:y1="15.669cm" svg:x2="11.668cm" svg:y2="12.62cm" draw:start-shape="id20" draw:start-glue-point="7" draw:end-shape="id24" draw:end-glue-point="5" svg:d="M9636 15669h1014v-3049h1018" svg:viewBox="0 0 2033 3050">
          <text:p text:style-name="P2">false</text:p>
        </draw:connector>
        <draw:connector draw:style-name="gr1" draw:text-style-name="P1" draw:layer="layout" svg:x1="14.716cm" svg:y1="15.669cm" svg:x2="18.589cm" svg:y2="12.176cm" draw:start-shape="id25" draw:start-glue-point="7" draw:end-shape="id28" draw:end-glue-point="0" svg:d="M14716 15669h561v-3994h3312v501" svg:viewBox="0 0 3874 3995">
          <text:p/>
        </draw:connector>
        <draw:custom-shape draw:style-name="gr28" draw:text-style-name="P2" xml:id="id28" draw:id="id28" draw:layer="layout" svg:width="5.461cm" svg:height="4.064cm" svg:x="15.859cm" svg:y="12.176cm">
          <text:p text:style-name="P2"><text:span text:style-name="T4">from the available costs,</text:span></text:p>
          <text:p text:style-name="P2"><text:span text:style-name="T4">pick the lowest one,</text:span></text:p>
          <text:p text:style-name="P2"><text:span text:style-name="T4">put it in FinalCost,</text:span></text:p>
          <text:p text:style-name="P2"><text:span text:style-name="T4">and pull the corresponding</text:span></text:p>
          <text:p text:style-name="P2"><text:span text:style-name="T4">node out of NominCost</text:span></text:p>
          <text:p text:style-name="P2"><text:span text:style-name="T4"/></text:p>
          <text:p text:style-name="P2"><text:span text:style-name="T4">self.finalcost[self.NominCost[</text:span></text:p>
          <text:p text:style-name="P2"><text:span text:style-name="T4">AvailableCosts.index(min(AvailableCosts))]]</text:span></text:p>
          <text:p text:style-name="P2"><text:span text:style-name="T4">=min(AvailableCosts)</text:span></text:p>
          <text:p text:style-name="P2"><text:span text:style-name="T4"/></text:p>
          <text:p text:style-name="P2"><text:span text:style-name="T4">self.NominCost.remove(</text:span></text:p>
          <text:p text:style-name="P2"><text:span text:style-name="T4">self.NominCost[AvailableCosts.index(</text:span></text:p>
          <text:p text:style-name="P2"><text:span text:style-name="T4">min(AvailableCosts))]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7" xml:id="id29" draw:id="id29" draw:layer="layout" svg:width="2.54cm" svg:height="0.889cm" svg:x="16.875cm" svg:y="17.129cm">
          <text:p text:style-name="P7"><text:span text:style-name="T3">i=list of</text:span></text:p>
          <text:p text:style-name="P7"><text:span text:style-name="T3">Self.NOminC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30" draw:id="id30" draw:layer="layout" svg:width="3.429cm" svg:height="2.667cm" svg:x="16.494cm" svg:y="18.907cm">
          <text:p text:style-name="P2"><text:span text:style-name="T4">Current index of I &gt;</text:span></text:p>
          <text:p text:style-name="P2"><text:span text:style-name="T4">number of indexes in</text:span></text:p>
          <text:p text:style-name="P2"><text:span text:style-name="T4">Self.NOminCo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8.145cm" svg:y1="18.018cm" svg:x2="18.209cm" svg:y2="18.907cm" draw:start-shape="id29" draw:start-glue-point="6" draw:end-shape="id30" draw:end-glue-point="4" svg:d="M18145 18018v444h64v445" svg:viewBox="0 0 65 890">
          <text:p/>
        </draw:connector>
        <draw:custom-shape draw:style-name="gr29" draw:text-style-name="P7" xml:id="id37" draw:id="id37" draw:layer="layout" svg:width="2.667cm" svg:height="0.667cm" svg:x="7.477cm" svg:y="21.828cm">
          <text:p text:style-name="P7"><text:span text:style-name="T3">Incrm index for 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7" xml:id="id31" draw:id="id31" draw:layer="layout" svg:width="2.54cm" svg:height="0.889cm" svg:x="16.875cm" svg:y="22.463cm">
          <text:p text:style-name="P7"><text:span text:style-name="T3">q=list of</text:span></text:p>
          <text:p text:style-name="P7"><text:span text:style-name="T3">Self.selfinalc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18.209cm" svg:y1="21.574cm" svg:x2="18.145cm" svg:y2="22.463cm" draw:start-shape="id30" draw:start-glue-point="6" draw:end-shape="id31" draw:end-glue-point="4" svg:d="M18209 21574v444h-64v445" svg:viewBox="0 0 65 890">
          <text:p text:style-name="P2">True</text:p>
          <text:p text:style-name="P2"/>
        </draw:connector>
        <draw:custom-shape draw:style-name="gr30" draw:text-style-name="P7" xml:id="id33" draw:id="id33" draw:layer="layout" svg:width="2.667cm" svg:height="2.032cm" svg:x="12.176cm" svg:y="23.352cm">
          <text:p text:style-name="P2"><text:span text:style-name="T3">Call getweight for index</text:span></text:p>
          <text:p text:style-name="P2"><text:span text:style-name="T3"><text:s/></text:span><text:span text:style-name="T3">q at i funiction</text:span></text:p>
          <text:p text:style-name="P2"><text:span text:style-name="T3">Is not N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7" xml:id="id32" draw:id="id32" draw:layer="layout" svg:width="2.667cm" svg:height="2.032cm" svg:x="12.176cm" svg:y="20.939cm">
          <text:p text:style-name="P2"><text:span text:style-name="T4">Current index of q &gt;</text:span></text:p>
          <text:p text:style-name="P2"><text:span text:style-name="T4">number of indexes in</text:span></text:p>
          <text:p text:style-name="P2"><text:span text:style-name="T4">Self.selfinalco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16.875cm" svg:y1="22.907cm" svg:x2="14.843cm" svg:y2="21.955cm" draw:start-shape="id31" draw:start-glue-point="5" draw:end-shape="id32" svg:d="M16875 22907h-1016v-952h-1016" svg:viewBox="0 0 2033 953">
          <text:p text:style-name="P2">true</text:p>
        </draw:connector>
        <draw:connector draw:style-name="gr16" draw:text-style-name="P1" draw:layer="layout" svg:x1="19.923cm" svg:y1="20.241cm" svg:x2="8.763cm" svg:y2="8.366cm" draw:start-shape="id30" draw:start-glue-point="7" draw:end-shape="id11" draw:end-glue-point="4" svg:d="M19923 20241h501v-12376h-11661v501" svg:viewBox="0 0 11662 12377">
          <text:p text:style-name="P2"/>
        </draw:connector>
        <draw:custom-shape draw:style-name="gr31" draw:text-style-name="P9" xml:id="id34" draw:id="id34" draw:layer="layout" svg:width="2.413cm" svg:height="0.635cm" svg:x="16.748cm" svg:y="24.876cm">
          <text:p text:style-name="P2"><text:span text:style-name="T5">Incrm index for q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843cm" svg:y1="24.368cm" svg:x2="16.748cm" svg:y2="25.193cm" draw:start-shape="id33" draw:start-glue-point="7" draw:end-shape="id34" draw:end-glue-point="3" svg:d="M14843 24368h1203v825h702" svg:viewBox="0 0 1906 826">
          <text:p text:style-name="P2">false</text:p>
        </draw:connector>
        <draw:connector draw:style-name="gr1" draw:text-style-name="P1" draw:layer="layout" svg:x1="17.954cm" svg:y1="24.876cm" svg:x2="14.843cm" svg:y2="21.955cm" draw:start-shape="id34" draw:start-glue-point="0" draw:end-shape="id32" draw:end-glue-point="7" svg:d="M17954 24876v-2921h-3111" svg:viewBox="0 0 3112 2922">
          <text:p/>
        </draw:connector>
        <draw:custom-shape draw:style-name="gr32" draw:text-style-name="P10" xml:id="id35" draw:id="id35" draw:layer="layout" svg:width="2.413cm" svg:height="2.159cm" svg:x="7.35cm" svg:y="22.971cm">
          <text:p text:style-name="P2"><text:span text:style-name="T5">Is the sum of the edge at</text:span></text:p>
          <text:p text:style-name="P2"><text:span text:style-name="T5">I less than the finalcost </text:span></text:p>
          <text:p text:style-name="P2"><text:span text:style-name="T5">plus the next q edige?</text:span><text:span text:style-name="T6">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1" draw:layer="layout" svg:x1="12.176cm" svg:y1="24.368cm" svg:x2="9.763cm" svg:y2="24.051cm" draw:start-shape="id33" draw:start-glue-point="5" draw:end-shape="id35" draw:end-glue-point="7" svg:d="M12176 24368h-1184v-317h-1229" svg:viewBox="0 0 2414 318">
          <text:p text:style-name="P2">true</text:p>
        </draw:connector>
        <draw:custom-shape draw:style-name="gr33" draw:text-style-name="P7" xml:id="id36" draw:id="id36" draw:layer="layout" svg:width="8.382cm" svg:height="0.794cm" svg:x="6.715cm" svg:y="25.86cm">
          <text:p text:style-name="P11"><text:span text:style-name="T3">Update that node and the new edge</text:span></text:p>
          <text:p text:style-name="P11"><text:span text:style-name="T3">Update the cost to that node from the sour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8.557cm" svg:y1="25.13cm" svg:x2="10.906cm" svg:y2="25.86cm" draw:start-shape="id35" draw:start-glue-point="6" draw:end-shape="id36" draw:end-glue-point="0" svg:d="M8557 25130v365h2349v365" svg:viewBox="0 0 2350 731">
          <text:p text:style-name="P2">true</text:p>
        </draw:connector>
        <draw:connector draw:style-name="gr1" draw:text-style-name="P1" draw:layer="layout" draw:line-skew="0cm 0.769cm" svg:x1="7.35cm" svg:y1="24.051cm" svg:x2="17.954cm" svg:y2="25.511cm" draw:start-shape="id35" draw:start-glue-point="5" draw:end-shape="id34" draw:end-glue-point="2" svg:d="M7350 24051h-1027v2729h11631v-1269" svg:viewBox="0 0 11632 2730">
          <text:p/>
        </draw:connector>
        <draw:connector draw:style-name="gr16" draw:text-style-name="P1" draw:layer="layout" svg:x1="12.176cm" svg:y1="21.955cm" svg:x2="10.144cm" svg:y2="22.162cm" draw:start-shape="id32" draw:start-glue-point="5" draw:end-shape="id37" draw:end-glue-point="7" svg:d="M12176 21955h-1016v207h-1016" svg:viewBox="0 0 2033 208">
          <text:p text:style-name="P2">false</text:p>
        </draw:connector>
        <draw:connector draw:style-name="gr1" draw:text-style-name="P1" draw:layer="layout" svg:x1="8.811cm" svg:y1="21.828cm" svg:x2="16.494cm" svg:y2="20.241cm" draw:start-shape="id37" draw:start-glue-point="4" draw:end-shape="id30" draw:end-glue-point="5" svg:d="M8811 21828v-1587h7683" svg:viewBox="0 0 7684 1588">
          <text:p/>
        </draw:connector>
        <draw:connector draw:style-name="gr1" draw:text-style-name="P1" draw:layer="layout" svg:x1="13.51cm" svg:y1="22.971cm" svg:x2="13.51cm" svg:y2="23.352cm" draw:start-shape="id32" draw:start-glue-point="6" draw:end-shape="id33" draw:end-glue-point="4" svg:d="M13510 22971v381" svg:viewBox="0 0 1 382">
          <text:p/>
        </draw:connector>
        <draw:connector draw:style-name="gr1" draw:text-style-name="P1" draw:layer="layout" svg:x1="15.097cm" svg:y1="26.257cm" svg:x2="13.51cm" svg:y2="20.939cm" draw:start-shape="id36" draw:start-glue-point="1" draw:end-shape="id32" draw:end-glue-point="4" svg:d="M15097 26257h501v-5819h-2088v501" svg:viewBox="0 0 2089 5820">
          <text:p/>
        </draw:connector>
      </draw:page>
      <draw:page draw:name="page4" draw:style-name="dp1" draw:master-page-name="Default">
        <draw:custom-shape draw:style-name="gr34" draw:text-style-name="P2" xml:id="id38" draw:id="id38" draw:layer="layout" svg:width="4.826cm" svg:height="2.413cm" svg:x="6.969cm" svg:y="3.54cm">
          <text:p text:style-name="P2">Def reset(self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2" xml:id="id39" draw:id="id39" draw:layer="layout" svg:width="6.477cm" svg:height="3.683cm" svg:x="6.207cm" svg:y="7.223cm">
          <text:p text:style-name="P2"><text:span text:style-name="T7">Clear all lists used</text:span></text:p>
          <text:p text:style-name="P2"><text:span text:style-name="T7">Self.knodes.clear()</text:span></text:p>
          <text:p text:style-name="P2"><text:span text:style-name="T7">Self.Nomincost.clear()</text:span></text:p>
          <text:p text:style-name="P2"><text:span text:style-name="T7">Self.finalcost.clear()</text:span></text:p>
          <text:p text:style-name="P2"><text:span text:style-name="T7">Self.route.clear()</text:span></text:p>
          <text:p text:style-name="P2"><text:span text:style-name="T7">Self.routingtable.clear()</text:span></text:p>
          <text:p text:style-name="P2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9.382cm" svg:y1="5.953cm" svg:x2="9.445cm" svg:y2="7.223cm" draw:start-shape="id38" draw:start-glue-point="6" draw:end-shape="id39" draw:end-glue-point="0" svg:d="M9382 5953v635h63v635" svg:viewBox="0 0 64 1271">
          <text:p/>
        </draw:connector>
        <draw:custom-shape draw:style-name="gr36" draw:text-style-name="P2" xml:id="id40" draw:id="id40" draw:layer="layout" svg:width="6.858cm" svg:height="2.54cm" svg:x="6.08cm" svg:y="12.176cm">
          <text:p text:style-name="P2">End, no 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svg:x1="9.445cm" svg:y1="10.906cm" svg:x2="9.509cm" svg:y2="12.176cm" draw:start-shape="id39" draw:end-shape="id40" draw:end-glue-point="4" svg:d="M9445 10906v635h64v635" svg:viewBox="0 0 65 1271">
          <text:p/>
        </draw:connector>
      </draw:page>
      <draw:page draw:name="page5" draw:style-name="dp1" draw:master-page-name="Default">
        <draw:custom-shape draw:style-name="gr37" draw:text-style-name="P5" xml:id="id41" draw:id="id41" draw:layer="layout" svg:width="6.604cm" svg:height="1.27cm" svg:x="4.302cm" svg:y="1.635cm">
          <text:p text:style-name="P5"><text:span text:style-name="T1">Def GetRouteTable(self, source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5" xml:id="id42" draw:id="id42" draw:layer="layout" svg:width="4.064cm" svg:height="1.016cm" draw:transform="skewX (0.0108210413623648) rotate (0.0111701072127637) translate (5.572cm 4.175cm)">
          <text:p text:style-name="P5"><text:span text:style-name="T1">Call self.reset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7.604cm" svg:y1="2.905cm" svg:x2="7.604cm" svg:y2="4.152cm" draw:start-shape="id41" draw:start-glue-point="6" draw:end-shape="id42" draw:end-glue-point="0" svg:d="M7604 2905v1247" svg:viewBox="0 0 1 1248">
          <text:p/>
        </draw:connector>
        <draw:custom-shape draw:style-name="gr39" draw:text-style-name="P5" xml:id="id43" draw:id="id43" draw:layer="layout" svg:width="4.064cm" svg:height="0.889cm" svg:x="5.572cm" svg:y="6.207cm">
          <text:p text:style-name="P5"><text:span text:style-name="T1">Call self.setup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7.604cm" svg:y1="5.168cm" svg:x2="7.604cm" svg:y2="6.207cm" draw:start-shape="id42" draw:start-glue-point="2" draw:end-shape="id43" draw:end-glue-point="0" svg:d="M7604 5168v1039" svg:viewBox="0 0 1 1040">
          <text:p/>
        </draw:connector>
        <draw:custom-shape draw:style-name="gr40" draw:text-style-name="P5" xml:id="id44" draw:id="id44" draw:layer="layout" svg:width="4.064cm" svg:height="0.762cm" svg:x="5.572cm" svg:y="7.985cm">
          <text:p text:style-name="P2"><text:span text:style-name="T1">Call self.dij(sourc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7.604cm" svg:y1="7.096cm" svg:x2="7.604cm" svg:y2="7.985cm" draw:start-shape="id43" draw:start-glue-point="2" draw:end-shape="id44" draw:end-glue-point="0" svg:d="M7604 7096v889" svg:viewBox="0 0 1 890">
          <text:p/>
        </draw:connector>
        <draw:custom-shape draw:style-name="gr41" draw:text-style-name="P5" xml:id="id45" draw:id="id45" draw:layer="layout" svg:width="2.921cm" svg:height="0.889cm" svg:x="6.207cm" svg:y="9.509cm">
          <text:p text:style-name="P5"><text:span text:style-name="T1">K = 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" draw:text-style-name="P1" draw:layer="layout" svg:x1="7.604cm" svg:y1="8.747cm" svg:x2="7.668cm" svg:y2="9.509cm" draw:start-shape="id44" draw:start-glue-point="2" draw:end-shape="id45" draw:end-glue-point="4" svg:d="M7604 8747v381h64v381" svg:viewBox="0 0 65 763">
          <text:p/>
        </draw:connector>
        <draw:custom-shape draw:style-name="gr42" draw:text-style-name="P5" xml:id="id46" draw:id="id46" draw:layer="layout" svg:width="4.064cm" svg:height="2.032cm" svg:x="5.699cm" svg:y="11.287cm">
          <text:p text:style-name="P5"><text:span text:style-name="T1">K &lt;= len(self.node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7.668cm" svg:y1="10.398cm" svg:x2="7.731cm" svg:y2="11.287cm" draw:start-shape="id45" draw:start-glue-point="6" draw:end-shape="id46" draw:end-glue-point="4" svg:d="M7668 10398v445h63v444" svg:viewBox="0 0 64 890">
          <text:p/>
        </draw:connector>
        <draw:custom-shape draw:style-name="gr43" draw:text-style-name="P5" xml:id="id47" draw:id="id47" draw:layer="layout" svg:width="3.937cm" svg:height="0.889cm" svg:x="5.826cm" svg:y="14.335cm">
          <text:p text:style-name="P5"><text:span text:style-name="T1">Set list a=[]; emp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731cm" svg:y1="13.319cm" svg:x2="7.795cm" svg:y2="14.335cm" draw:start-shape="id46" draw:start-glue-point="6" draw:end-shape="id47" draw:end-glue-point="4" svg:d="M7731 13319v508h64v508" svg:viewBox="0 0 65 1017">
          <text:p/>
        </draw:connector>
        <draw:frame draw:style-name="gr44" draw:text-style-name="P4" draw:layer="layout" svg:width="1.905cm" svg:height="0.725cm" svg:x="6.461cm" svg:y="13.229cm">
          <draw:text-box>
            <text:p text:style-name="P3"><text:span text:style-name="T1">true</text:span></text:p>
          </draw:text-box>
        </draw:frame>
        <draw:custom-shape draw:style-name="gr45" draw:text-style-name="P6" xml:id="id48" draw:id="id48" draw:layer="layout" svg:width="5.842cm" svg:height="1.27cm" svg:x="4.81cm" svg:y="16.24cm">
          <text:p text:style-name="P2"><text:span text:style-name="T2">Append a with ascii char val 65</text:span></text:p>
          <text:p text:style-name="P2"><text:span text:style-name="T2">greater than than k and “:”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7.731cm" svg:y1="16.24cm" svg:x2="7.731cm" svg:y2="16.24cm" draw:start-shape="id48" draw:start-glue-point="0" draw:end-shape="id48" draw:end-glue-point="0" svg:d="M7731 16240z" svg:viewBox="0 0 1 1">
          <text:p/>
        </draw:connector>
        <draw:connector draw:style-name="gr1" draw:text-style-name="P1" draw:layer="layout" svg:x1="7.795cm" svg:y1="15.224cm" svg:x2="7.731cm" svg:y2="16.24cm" draw:start-shape="id47" draw:start-glue-point="6" draw:end-shape="id48" svg:d="M7795 15224v508h-64v508" svg:viewBox="0 0 65 1017">
          <text:p/>
        </draw:connector>
        <draw:custom-shape draw:style-name="gr46" draw:text-style-name="P5" xml:id="id49" draw:id="id49" draw:layer="layout" svg:width="5.842cm" svg:height="1.016cm" svg:x="4.81cm" svg:y="18.526cm">
          <text:p text:style-name="P2"><text:span text:style-name="T1">Append a with route</text:span></text:p>
          <text:p text:style-name="P2"><text:span text:style-name="T1">from route list at k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731cm" svg:y1="17.51cm" svg:x2="7.731cm" svg:y2="18.526cm" draw:start-shape="id48" draw:start-glue-point="2" draw:end-shape="id49" draw:end-glue-point="4" svg:d="M7731 17510v1016" svg:viewBox="0 0 1 1017">
          <text:p/>
        </draw:connector>
        <draw:custom-shape draw:style-name="gr47" draw:text-style-name="P12" xml:id="id50" draw:id="id50" draw:layer="layout" svg:width="5.588cm" svg:height="1.016cm" svg:x="4.937cm" svg:y="20.177cm">
          <text:p text:style-name="P2"><text:span text:style-name="T8">Append value a to the</text:span></text:p>
          <text:p text:style-name="P2"><text:span text:style-name="T8">routing table 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731cm" svg:y1="19.542cm" svg:x2="7.731cm" svg:y2="20.177cm" draw:start-shape="id49" draw:start-glue-point="6" draw:end-shape="id50" draw:end-glue-point="4" svg:d="M7731 19542v635" svg:viewBox="0 0 1 636">
          <text:p/>
        </draw:connector>
        <draw:custom-shape draw:style-name="gr48" draw:text-style-name="P5" xml:id="id51" draw:id="id51" draw:layer="layout" svg:width="5.461cm" svg:height="1.397cm" svg:x="5.064cm" svg:y="21.955cm">
          <text:p text:style-name="P2"><text:span text:style-name="T1">Print “Routing Table for[“+</text:span></text:p>
          <text:p text:style-name="P2"><text:span text:style-name="T1">ascii value (source +65) + “]”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xml:id="id52" draw:id="id52" draw:layer="layout" svg:width="5.588cm" svg:height="0.889cm" svg:x="5.064cm" svg:y="24.241cm">
          <text:p text:style-name="P2"><text:span text:style-name="T1">Print “Dest| cost| Path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731cm" svg:y1="21.193cm" svg:x2="7.794cm" svg:y2="21.955cm" draw:start-shape="id50" draw:start-glue-point="6" draw:end-shape="id51" draw:end-glue-point="0" svg:d="M7731 21193v381h63v381" svg:viewBox="0 0 64 763">
          <text:p/>
        </draw:connector>
        <draw:custom-shape draw:style-name="gr50" draw:text-style-name="P5" xml:id="id53" draw:id="id53" draw:layer="layout" svg:width="2.54cm" svg:height="1.143cm" svg:x="12.43cm" svg:y="1.635cm">
          <text:p text:style-name="P2"><text:span text:style-name="T1">r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7.858cm" svg:y1="25.13cm" svg:x2="13.7cm" svg:y2="1.635cm" draw:start-shape="id52" draw:start-glue-point="6" draw:end-shape="id53" draw:end-glue-point="4" svg:d="M7858 25130v501h3684v-24498h2158v502" svg:viewBox="0 0 5843 24499">
          <text:p/>
        </draw:connector>
        <draw:custom-shape draw:style-name="gr51" draw:text-style-name="P5" xml:id="id54" draw:id="id54" draw:layer="layout" svg:width="5.207cm" svg:height="2.159cm" svg:x="11.16cm" svg:y="3.413cm">
          <text:p text:style-name="P2"><text:span text:style-name="T1">r&lt;=len of self.routingt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3.7cm" svg:y1="2.778cm" svg:x2="13.764cm" svg:y2="4.175cm" draw:start-shape="id53" draw:start-glue-point="6" svg:d="M13700 2778v949h64v448" svg:viewBox="0 0 65 1398">
          <text:p/>
        </draw:connector>
        <draw:custom-shape draw:style-name="gr52" draw:text-style-name="P5" xml:id="id55" draw:id="id55" draw:layer="layout" svg:width="3.175cm" svg:height="1.27cm" svg:x="17.129cm" svg:y="4.048cm">
          <text:p text:style-name="P2"><text:span text:style-name="T1">Print self</text:span></text:p>
          <text:p text:style-name="P2"><text:span text:style-name="T1">routingtable[r]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56" draw:id="id56" draw:layer="layout" svg:width="2.667cm" svg:height="0.508cm" svg:x="17.256cm" svg:y="3.032cm">
          <text:p text:style-name="P2"><text:span text:style-name="T1">r=r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6.367cm" svg:y1="4.493cm" svg:x2="17.129cm" svg:y2="4.683cm" draw:start-shape="id54" draw:start-glue-point="7" draw:end-shape="id55" draw:end-glue-point="3" svg:d="M16367 4493h381v190h381" svg:viewBox="0 0 763 191">
          <text:p/>
        </draw:connector>
        <draw:connector draw:style-name="gr1" draw:text-style-name="P1" draw:layer="layout" svg:x1="18.716cm" svg:y1="4.048cm" svg:x2="18.59cm" svg:y2="3.54cm" draw:start-shape="id55" draw:start-glue-point="0" draw:end-shape="id56" draw:end-glue-point="6" svg:d="M18716 4048v-253h-126v-255" svg:viewBox="0 0 127 509">
          <text:p/>
        </draw:connector>
        <draw:connector draw:style-name="gr1" draw:text-style-name="P1" draw:layer="layout" svg:x1="17.256cm" svg:y1="3.286cm" svg:x2="13.763cm" svg:y2="3.413cm" draw:start-shape="id56" draw:start-glue-point="5" draw:end-shape="id54" svg:d="M17256 3286h-3493v127" svg:viewBox="0 0 3494 128">
          <text:p/>
        </draw:connector>
        <draw:frame draw:style-name="gr54" draw:text-style-name="P14" draw:layer="layout" svg:width="1.778cm" svg:height="1.115cm" svg:x="15.986cm" svg:y="3.822cm">
          <draw:text-box>
            <text:p text:style-name="P13"><text:span text:style-name="T2">True</text:span></text:p>
          </draw:text-box>
        </draw:frame>
        <draw:custom-shape draw:style-name="gr55" draw:text-style-name="P2" xml:id="id57" draw:id="id57" draw:layer="layout" svg:width="2.286cm" svg:height="0.889cm" svg:x="2.016cm" svg:y="18.907cm">
          <text:p text:style-name="P2">k=k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5.064cm" svg:y1="22.653cm" svg:x2="3.159cm" svg:y2="19.796cm" draw:start-shape="id51" draw:start-glue-point="3" draw:end-shape="id57" draw:end-glue-point="6" svg:d="M5064 22653h-1905v-2857" svg:viewBox="0 0 1906 2858">
          <text:p/>
        </draw:connector>
        <draw:connector draw:style-name="gr1" draw:text-style-name="P1" draw:layer="layout" svg:x1="3.159cm" svg:y1="18.907cm" svg:x2="5.699cm" svg:y2="12.303cm" draw:start-shape="id57" draw:start-glue-point="4" draw:end-shape="id46" draw:end-glue-point="5" svg:d="M3159 18907v-6604h2540" svg:viewBox="0 0 2541 6605">
          <text:p/>
        </draw:connector>
        <draw:connector draw:style-name="gr1" draw:text-style-name="P1" draw:layer="layout" svg:x1="9.763cm" svg:y1="12.303cm" svg:x2="10.652cm" svg:y2="24.685cm" draw:start-shape="id46" draw:start-glue-point="7" draw:end-shape="id52" draw:end-glue-point="7" svg:d="M9763 12303h1391v12382h-502" svg:viewBox="0 0 1392 12383">
          <text:p/>
        </draw:connector>
        <draw:frame draw:style-name="gr56" draw:text-style-name="P4" draw:layer="layout" svg:width="1.524cm" svg:height="0.762cm" svg:x="9.636cm" svg:y="11.541cm">
          <draw:text-box>
            <text:p text:style-name="P3"><text:span text:style-name="T1">false</text:span></text:p>
          </draw:text-box>
        </draw:frame>
        <draw:custom-shape draw:style-name="gr57" draw:text-style-name="P2" xml:id="id58" draw:id="id58" draw:layer="layout" svg:width="3.81cm" svg:height="1.905cm" svg:x="11.922cm" svg:y="6.588cm">
          <text:p text:style-name="P2">End;</text:p>
          <text:p text:style-name="P2">return:n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3.764cm" svg:y1="5.572cm" svg:x2="13.827cm" svg:y2="6.588cm" draw:start-shape="id54" draw:start-glue-point="6" draw:end-shape="id58" draw:end-glue-point="0" svg:d="M13764 5572v508h63v508" svg:viewBox="0 0 64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0:50:32.833000000</meta:creation-date>
    <dc:date>2017-12-06T15:18:26.669000000</dc:date>
    <meta:editing-duration>PT2H23M33S</meta:editing-duration>
    <meta:editing-cycles>127</meta:editing-cycles>
    <meta:generator>LibreOffice/5.2.3.3$Windows_x86 LibreOffice_project/d54a8868f08a7b39642414cf2c8ef2f228f780cf</meta:generator>
    <meta:document-statistic meta:object-count="130"/>
  </office:meta>
</office:document-meta>
</file>